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Bảng2" style:family="table">
      <style:table-properties style:width="15.921cm" fo:margin-left="0.002cm" fo:margin-top="0cm" fo:margin-bottom="0cm" table:align="left" style:writing-mode="page"/>
    </style:style>
    <style:style style:name="Bảng2.A" style:family="table-column">
      <style:table-column-properties style:column-width="5.643cm"/>
    </style:style>
    <style:style style:name="Bảng2.B" style:family="table-column">
      <style:table-column-properties style:column-width="3.177cm"/>
    </style:style>
    <style:style style:name="Bảng2.C" style:family="table-column">
      <style:table-column-properties style:column-width="7.101cm"/>
    </style:style>
    <style:style style:name="Bảng2.1" style:family="table-row">
      <style:table-row-properties fo:keep-together="auto"/>
    </style:style>
    <style:style style:name="Bảng2.A1" style:family="table-cell">
      <style:table-cell-properties fo:background-color="#4472c4" fo:padding-left="0.212cm" fo:padding-right="0.212cm" fo:padding-top="0.141cm" fo:padding-bottom="0.141cm" fo:border="0.1pt solid #cccccc">
        <style:background-image/>
      </style:table-cell-properties>
    </style:style>
    <style:style style:name="Bảng2.A2" style:family="table-cell">
      <style:table-cell-properties fo:background-color="#ffffff" fo:padding-left="0.212cm" fo:padding-right="0.212cm" fo:padding-top="0.141cm" fo:padding-bottom="0.141cm" fo:border="0.1pt solid #cccccc">
        <style:background-image/>
      </style:table-cell-properties>
    </style:style>
    <style:style style:name="Bảng2.A3" style:family="table-cell">
      <style:table-cell-properties fo:background-color="#eaf0fb" fo:padding-left="0.212cm" fo:padding-right="0.212cm" fo:padding-top="0.141cm" fo:padding-bottom="0.141cm" fo:border="0.1pt solid #cccccc">
        <style:background-image/>
      </style:table-cell-properties>
    </style:style>
    <style:style style:name="P1" style:family="paragraph" style:parent-style-name="Standard">
      <style:paragraph-properties fo:margin-left="0cm" fo:margin-right="0cm" fo:margin-top="0.494cm" fo:margin-bottom="0.212cm" style:contextual-spacing="false" fo:text-indent="0cm" style:auto-text-indent="false" style:writing-mode="lr-tb"/>
      <style:text-properties style:font-name="Times New Roman" fo:font-size="14pt" style:font-size-asian="14pt" style:font-size-complex="14pt"/>
    </style:style>
    <style:style style:name="P2" style:family="paragraph" style:parent-style-name="Standard">
      <style:paragraph-properties fo:margin-left="0cm" fo:margin-right="0cm" fo:margin-top="0.282cm" fo:margin-bottom="0.141cm" style:contextual-spacing="false" fo:text-indent="0cm" style:auto-text-indent="false" style:writing-mode="lr-tb"/>
      <style:text-properties style:font-name="Times New Roman" fo:font-size="14pt" style:font-size-asian="14pt" style:font-size-complex="14pt"/>
    </style:style>
    <style:style style:name="P3"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style:font-size-asian="14pt" style:font-size-complex="14pt"/>
    </style:style>
    <style:style style:name="P4"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officeooo:paragraph-rsid="000694c8" style:font-size-asian="14pt" style:font-size-complex="14pt"/>
    </style:style>
    <style:style style:name="P5" style:family="paragraph" style:parent-style-name="Standard">
      <style:paragraph-properties fo:margin-left="0cm" fo:margin-right="0cm" fo:margin-top="0.212cm" fo:margin-bottom="0.212cm" style:contextual-spacing="false" fo:text-indent="1.27cm" style:auto-text-indent="false" style:writing-mode="lr-tb"/>
      <style:text-properties style:font-name="Times New Roman" fo:font-size="14pt" officeooo:paragraph-rsid="00066cc5" style:font-size-asian="14pt" style:font-size-complex="14pt"/>
    </style:style>
    <style:style style:name="P6" style:family="paragraph" style:parent-style-name="Standard">
      <style:paragraph-properties fo:margin-left="0cm" fo:margin-right="0cm" fo:margin-top="0.212cm" fo:margin-bottom="0.212cm" style:contextual-spacing="false" fo:text-indent="1.27cm" style:auto-text-indent="false" style:writing-mode="lr-tb"/>
      <style:text-properties fo:color="#1f3864" loext:opacity="100%" style:font-name="Times New Roman" fo:font-size="14pt" officeooo:paragraph-rsid="00066cc5" style:font-name-asian="Courier New" style:font-size-asian="14pt" style:font-name-complex="Courier New" style:font-size-complex="14pt"/>
    </style:style>
    <style:style style:name="P7" style:family="paragraph" style:parent-style-name="List_20_Paragraph" style:list-style-name="WWNum1">
      <style:paragraph-properties fo:margin-left="1.27cm" fo:margin-right="0cm" fo:margin-top="0.141cm" fo:margin-bottom="0.106cm" style:contextual-spacing="false" fo:text-indent="-0.635cm" style:auto-text-indent="false" style:writing-mode="lr-tb"/>
      <style:text-properties style:font-name="Times New Roman" fo:font-size="14pt" style:font-size-asian="14pt" style:font-size-complex="14pt"/>
    </style:style>
    <style:style style:name="P8" style:family="paragraph" style:parent-style-name="List_20_Paragraph" style:list-style-name="WWNum1">
      <style:paragraph-properties fo:margin-left="1.27cm" fo:margin-right="0cm" fo:margin-top="0.106cm" fo:margin-bottom="0.106cm" style:contextual-spacing="false" fo:text-indent="-0.635cm" style:auto-text-indent="false" style:writing-mode="lr-tb"/>
      <style:text-properties style:font-name="Times New Roman" fo:font-size="14pt" style:font-size-asian="14pt" style:font-size-complex="14pt"/>
    </style:style>
    <style:style style:name="P9" style:family="paragraph" style:parent-style-name="List_20_Paragraph" style:list-style-name="WWNum1">
      <style:paragraph-properties fo:margin-left="1.27cm" fo:margin-right="0cm" fo:margin-top="0.106cm" fo:margin-bottom="0.212cm" style:contextual-spacing="false" fo:text-indent="-0.635cm" style:auto-text-indent="false" style:writing-mode="lr-tb"/>
      <style:text-properties style:font-name="Times New Roman" fo:font-size="14pt" style:font-size-asian="14pt" style:font-size-complex="14pt"/>
    </style:style>
    <style:style style:name="P10" style:family="paragraph" style:parent-style-name="Standard">
      <style:paragraph-properties fo:margin-top="0.212cm" fo:margin-bottom="0.212cm" style:contextual-spacing="false" fo:text-indent="1.27cm" style:auto-text-indent="false"/>
      <style:text-properties style:font-name="Times New Roman" fo:font-size="14pt" officeooo:paragraph-rsid="00083e93" style:font-size-asian="14pt" style:font-size-complex="14pt"/>
    </style:style>
    <style:style style:name="P11" style:family="paragraph" style:parent-style-name="Standard">
      <style:paragraph-properties fo:margin-left="0.635cm" fo:margin-top="0.318cm" fo:margin-bottom="0.141cm" style:contextual-spacing="false"/>
      <style:text-properties style:font-name="Times New Roman" fo:font-size="14pt" officeooo:paragraph-rsid="00083e93" style:font-size-asian="14pt" style:font-size-complex="14pt"/>
    </style:style>
    <style:style style:name="P12" style:family="paragraph" style:parent-style-name="Standard">
      <style:paragraph-properties fo:margin-left="0.635cm" fo:margin-top="0.176cm" fo:margin-bottom="0.141cm" style:contextual-spacing="false"/>
      <style:text-properties style:font-name="Times New Roman" fo:font-size="14pt" officeooo:paragraph-rsid="00083e93" style:font-size-asian="14pt" style:font-size-complex="14pt"/>
    </style:style>
    <style:style style:name="P13" style:family="paragraph" style:parent-style-name="Standard">
      <style:paragraph-properties fo:margin-top="0.176cm" fo:margin-bottom="0.176cm" style:contextual-spacing="false" fo:text-indent="1.27cm" style:auto-text-indent="false"/>
      <style:text-properties style:font-name="Times New Roman" fo:font-size="14pt" officeooo:paragraph-rsid="00083e93" style:font-size-asian="14pt" style:font-size-complex="14pt"/>
    </style:style>
    <style:style style:name="P14" style:family="paragraph" style:parent-style-name="List_20_Paragraph" style:list-style-name="WWNum2">
      <style:paragraph-properties fo:margin-top="0.106cm" fo:margin-bottom="0.106cm" style:contextual-spacing="false"/>
      <style:text-properties style:font-name="Times New Roman" fo:font-size="14pt" officeooo:paragraph-rsid="00083e93" style:font-size-asian="14pt" style:font-size-complex="14pt"/>
    </style:style>
    <style:style style:name="P15" style:family="paragraph" style:parent-style-name="Standard">
      <style:paragraph-properties fo:margin-left="1.27cm" fo:margin-top="0.071cm" fo:margin-bottom="0.071cm" style:contextual-spacing="false" fo:padding-left="0.353cm" fo:padding-right="0cm" fo:padding-top="0cm" fo:padding-bottom="0cm" fo:border-left="0.51pt solid #4472c4" fo:border-right="none" fo:border-top="none" fo:border-bottom="none"/>
      <style:text-properties style:font-name="Times New Roman" fo:font-size="14pt" officeooo:paragraph-rsid="00083e93" style:font-size-asian="14pt" style:font-size-complex="14pt"/>
    </style:style>
    <style:style style:name="P16" style:family="paragraph" style:parent-style-name="Standard">
      <style:text-properties style:font-name="Times New Roman" fo:font-size="14pt" officeooo:paragraph-rsid="00083e93" style:font-size-asian="14pt" style:font-size-complex="14pt"/>
    </style:style>
    <style:style style:name="P17" style:family="paragraph" style:parent-style-name="Standard">
      <style:paragraph-properties fo:text-align="center" style:justify-single-word="false"/>
      <style:text-properties style:font-name="Times New Roman" fo:font-size="14pt" officeooo:paragraph-rsid="00083e93" style:font-size-asian="14pt" style:font-size-complex="14pt"/>
    </style:style>
    <style:style style:name="P18" style:family="paragraph" style:parent-style-name="Standard">
      <style:paragraph-properties fo:margin-top="0.176cm" fo:margin-bottom="0.176cm" style:contextual-spacing="false" fo:text-indent="1.27cm" style:auto-text-indent="false"/>
      <style:text-properties style:font-name="Times New Roman" fo:font-size="14pt" officeooo:paragraph-rsid="00083e93" style:font-name-asian="Times New Roman1" style:font-size-asian="14pt" style:font-name-complex="Times New Roman1" style:font-size-complex="14pt"/>
    </style:style>
    <style:style style:name="P19" style:family="paragraph" style:parent-style-name="Standard">
      <style:paragraph-properties fo:margin-left="0cm" fo:margin-top="0.176cm" fo:margin-bottom="0.176cm" style:contextual-spacing="false" fo:text-indent="0cm" style:auto-text-indent="false"/>
      <style:text-properties style:font-name="Times New Roman" fo:font-size="14pt" fo:font-weight="bold" officeooo:paragraph-rsid="00083e93" style:font-name-asian="Times New Roman1" style:font-size-asian="14pt" style:font-weight-asian="bold" style:font-name-complex="Times New Roman1" style:font-size-complex="14pt" style:font-weight-complex="bold"/>
    </style:style>
    <style:style style:name="P20" style:family="paragraph" style:parent-style-name="Text_20_body">
      <style:paragraph-properties fo:line-height="100%"/>
      <style:text-properties style:font-name="Times New Roman" fo:font-size="14pt" fo:language="en" fo:country="US" officeooo:paragraph-rsid="0004b49f" style:font-size-asian="14pt" style:font-size-complex="14pt"/>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asian="Courier New" style:font-name-complex="Courier New"/>
    </style:style>
    <style:style style:name="T5" style:family="text">
      <style:text-properties fo:font-weight="normal" style:font-weight-asian="normal" style:font-weight-complex="normal"/>
    </style:style>
    <style:style style:name="T6" style:family="text">
      <style:text-properties fo:font-weight="normal" style:font-name-asian="Courier New" style:font-weight-asian="normal" style:font-name-complex="Courier New" style:font-weight-complex="normal"/>
    </style:style>
    <style:style style:name="T7" style:family="text">
      <style:text-properties style:font-name-asian="Times New Roman1" style:font-name-complex="Times New Roman1"/>
    </style:style>
    <style:style style:name="T8" style:family="text">
      <style:text-properties fo:font-style="italic" fo:font-weight="bold" style:font-name-asian="Times New Roman1" style:font-style-asian="italic" style:font-weight-asian="bold" style:font-name-complex="Times New Roman1" style:font-style-complex="italic" style:font-weight-complex="bold"/>
    </style:style>
    <style:style style:name="T9" style:family="text">
      <style:text-properties fo:font-weight="bold" style:font-name-asian="Times New Roman1" style:font-weight-asian="bold" style:font-name-complex="Times New Roman1" style:font-weight-complex="bold"/>
    </style:style>
    <style:style style:name="T10" style:family="text">
      <style:text-properties fo:color="#1f3864" loext:opacity="100%" style:font-name-asian="Courier New" style:font-name-complex="Courier New"/>
    </style:style>
    <style:style style:name="T11" style:family="text">
      <style:text-properties fo:color="#ffffff" loext:opacity="100%" fo:font-weight="bold" style:font-name-asian="Times New Roman1" style:font-weight-asian="bold" style:font-name-complex="Times New Roman1" style:font-weight-complex="bold"/>
    </style:style>
    <style:style style:name="Bảng3" style:family="table">
      <style:table-properties style:width="15.921cm" fo:margin-left="0.002cm" fo:margin-top="0.3cm" fo:margin-bottom="0.3cm" table:align="left" style:writing-mode="page"/>
    </style:style>
    <style:style style:name="Bảng3.A" style:family="table-column">
      <style:table-column-properties style:column-width="4.5cm"/>
    </style:style>
    <style:style style:name="Bảng3.B" style:family="table-column">
      <style:table-column-properties style:column-width="5.5cm"/>
    </style:style>
    <style:style style:name="Bảng3.C" style:family="table-column">
      <style:table-column-properties style:column-width="5.921cm"/>
    </style:style>
    <style:style style:name="Bảng3.1" style:family="table-row">
      <style:table-row-properties fo:keep-together="auto"/>
    </style:style>
    <style:style style:name="Bảng3.A1" style:family="table-cell">
      <style:table-cell-properties fo:background-color="#4472c4" fo:padding-left="0.212cm" fo:padding-right="0.212cm" fo:padding-top="0.141cm" fo:padding-bottom="0.141cm" fo:border="0.1pt solid #cccccc">
        <style:background-image/>
      </style:table-cell-properties>
    </style:style>
    <style:style style:name="Bảng3.A2" style:family="table-cell">
      <style:table-cell-properties fo:background-color="#ffffff" fo:padding-left="0.212cm" fo:padding-right="0.212cm" fo:padding-top="0.141cm" fo:padding-bottom="0.141cm" fo:border="0.1pt solid #cccccc">
        <style:background-image/>
      </style:table-cell-properties>
    </style:style>
    <style:style style:name="Bảng3.A3" style:family="table-cell">
      <style:table-cell-properties fo:background-color="#eaf0fb" fo:padding-left="0.212cm" fo:padding-right="0.212cm" fo:padding-top="0.141cm" fo:padding-bottom="0.141cm" fo:border="0.1pt solid #cccccc">
        <style:background-image/>
      </style:table-cell-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Phần 2: Chỉnh sửa EXIF bằng piexif</text:span></text:p>
      <text:p text:style-name="P2" loext:marker-style-name="T1"><text:span text:style-name="T2">a) Mục đích</text:span></text:p>
      <text:p text:style-name="P3" loext:marker-style-name="T1">Phần thực nghiệm này nhằm khảo sát khả năng chỉnh sửa metadata EXIF của file ảnh JPEG bằng thư viện piexif trong Python. Mục tiêu chính là chứng minh rằng dữ liệu EXIF có thể bị thay đổi tương đối dễ dàng mà không làm ảnh hưởng đến nội dung hiển thị của ảnh. Từ đó, thực nghiệm đặt ra vấn đề về mức độ tin cậy của metadata trong điều tra số và cho thấy rằng phân tích forensics không thể chỉ dựa vào metadata mà cần được kết hợp với các kỹ thuật phân tích nội dung ảnh. </text:p>
      <text:p text:style-name="P2" loext:marker-style-name="T1"><text:span text:style-name="T2">b) Phương pháp</text:span></text:p>
      <text:p text:style-name="P4" loext:marker-style-name="T1">Nhóm sử dụng thư viện <text:span text:style-name="T3">piexif</text:span>, một thư viện Python chuyên dùng để đọc và ghi dữ liệu EXIF theo chuẩn TIFF/EXIF. piexif biểu diễn dữ liệu EXIF dưới dạng từ điển Python phân cấp, tương ứng với cấu trúc IFD (Image File Directory) trong chuẩn TIFF/EXIF. Các khóa chính bao gồm: "0th" (thông tin ảnh chính), "Exif" (thông số chụp), "GPS" (dữ liệu định vị) và "1st" (thông tin thumbnail). Việc ánh xạ cấu trúc IFD sang dictionary giúp người dùng có thể truy cập và chỉnh sửa trực tiếp từng tag cụ thể trong từng nhóm dữ liệu rồi ghi ngược lại vào file ảnh.</text:p>
      <text:p text:style-name="P3" loext:marker-style-name="T1">Chương trình được xây dựng theo mô hình menu tương tác, cho phép thực hiện các thao tác chỉnh sửa độc lập mà không cần can thiệp vào code nguồn, phù hợp với mục đích thực nghiệm và trình diễn.</text:p>
      <text:p text:style-name="P2" loext:marker-style-name="T1"><text:span text:style-name="T2">c) Quy trình thực hiện</text:span></text:p>
      <text:p text:style-name="P5" loext:marker-style-name="T1">Bước 1: Cài đặt thư viện:</text:p>
      <text:p text:style-name="P6" loext:marker-style-name="T1"><text:tab/>pip install piexif</text:p>
      <text:p text:style-name="P5" loext:marker-style-name="T1">Bước 2: Nạp dữ liệu EXIF hiện có từ file ảnh vào bộ nhớ:</text:p>
      <text:p text:style-name="P6" loext:marker-style-name="T1"><text:tab/>import piexif</text:p>
      <text:p text:style-name="P6" loext:marker-style-name="T1"><text:tab/>exif_dict = piexif.load('11-tests.jpg')</text:p>
      <text:p text:style-name="P3" loext:marker-style-name="T1">Bước 3: Chương trình cung cấp menu với các nhóm chức năng chỉnh sửa:</text:p>
      <text:list text:style-name="WWNum1">
        <text:list-item>
          <text:p text:style-name="P7">Thay đổi ngày giờ chụp ảnh (DateTimeOriginal, DateTimeDigitized, DateTime)</text:p>
        </text:list-item>
        <text:list-item>
          <text:p text:style-name="P8">Thay đổi toạ độ GPS (Latitude, Longitude)</text:p>
        </text:list-item>
        <text:list-item>
          <text:p text:style-name="P8">Thay đổi thông tin thiết bị (Make, Model, LensModel)</text:p>
        </text:list-item>
        <text:list-item>
          <text:p text:style-name="P8">Thay đổi thông số chụp (ISO, FNumber, ExposureTime, FocalLength)</text:p>
        </text:list-item>
        <text:list-item>
          <text:p text:style-name="P8">Thay đổi thông tin tác giả (Artist, Copyright, Software)</text:p>
        </text:list-item>
        <text:list-item>
          <text:p text:style-name="P9"><text:soft-page-break/>Đồng bộ timestamp hệ thống file (access time, modified time) với DateTimeOriginal</text:p>
        </text:list-item>
      </text:list>
      <text:p text:style-name="P5" loext:marker-style-name="T1">Bước 4: Ví dụ cụ thể — thay đổi ngày giờ chụp ảnh:</text:p>
      <text:p text:style-name="P6" loext:marker-style-name="T1">parsed_date = '2023:01:15 09:00:00'</text:p>
      <text:p text:style-name="P6" loext:marker-style-name="T1">exif_dict['Exif'][piexif.ExifIFD.DateTimeOriginal] = parsed_date.encode()</text:p>
      <text:p text:style-name="P6" loext:marker-style-name="T1">exif_dict['Exif'][piexif.ExifIFD.DateTimeDigitized] = parsed_date.encode()</text:p>
      <text:p text:style-name="P6" loext:marker-style-name="T1">exif_dict['0th'][piexif.ImageIFD.DateTime] <text:s text:c="7"/>= parsed_date.encode()</text:p>
      <text:p text:style-name="P5" loext:marker-style-name="T1">Bước 5: Ví dụ thay đổi toạ độ GPS — dữ liệu được lưu dưới dạng phân số hữu tỉ (rational number):</text:p>
      <text:p text:style-name="P6" loext:marker-style-name="T1">lat_rational = (int(21.028511 * 1000000), 1000000)</text:p>
      <text:p text:style-name="P6" loext:marker-style-name="T1">exif_dict['GPS'][piexif.GPSIFD.GPSLatitudeRef] <text:s/>= b'N'</text:p>
      <text:p text:style-name="P6" loext:marker-style-name="T1">exif_dict['GPS'][piexif.GPSIFD.GPSLatitude] <text:s text:c="4"/>= [lat_rational, (0,1), (0,1)]</text:p>
      <text:p text:style-name="P5" loext:marker-style-name="T1">Bước 6: Ghi ngược các thay đổi vào file ảnh:</text:p>
      <text:p text:style-name="P6" loext:marker-style-name="T1">exif_bytes = piexif.dump(exif_dict)</text:p>
      <text:p text:style-name="P6" loext:marker-style-name="T1">piexif.insert(exif_bytes, '11-tests.jpg')</text:p>
      <text:p text:style-name="P2" loext:marker-style-name="T1"><text:span text:style-name="T2">d) Kết quả</text:span></text:p>
      <text:p text:style-name="P4" loext:marker-style-name="T1">Chương trình hoạt động ổn định và thực hiện thành công tất cả các thao tác chỉnh sửa đã thiết kế. Sau khi lưu file, nhóm sử dụng lại ExifTool để kiểm tra và xác nhận rằng các trường đã được cập nhật đúng theo giá trị mới. Các tag như DateTimeOriginal, GPSLatitude và Make hiển thị chính xác theo dữ liệu đã chỉnh sửa. Dung lượng file có thay đổi nhẹ do việc tái ghi lại segment chứa EXIF, tuy nhiên nội dung hình ảnh không bị ảnh hưởng, file ảnh mở và hiển thị bình thường trên mọi trình xem ảnh.</text:p>
      <text:p text:style-name="P4" loext:marker-style-name="T1">Bảng dưới đây thể hiện một số trường EXIF trước và sau khi chỉnh sửa trong thực nghiệm:</text:p>
      <table:table table:name="Bảng3" table:style-name="Bảng3">
        <table:table-column table:style-name="Bảng3.A"/>
        <table:table-column table:style-name="Bảng3.B"/>
        <table:table-column table:style-name="Bảng3.C"/>
        <table:table-header-rows>
          <table:table-row table:style-name="Bảng3.1">
            <table:table-cell table:style-name="Bảng3.A1" office:value-type="string">
              <text:p text:style-name="P16"><text:span text:style-name="T11">Trường EXIF</text:span></text:p>
            </table:table-cell>
            <table:table-cell table:style-name="Bảng3.A1" office:value-type="string">
              <text:p text:style-name="P16"><text:span text:style-name="T11">Giá trị gốc</text:span></text:p>
            </table:table-cell>
            <table:table-cell table:style-name="Bảng3.A1" office:value-type="string">
              <text:p text:style-name="P16"><text:span text:style-name="T11">Giá trị sau chỉnh sửa</text:span></text:p>
            </table:table-cell>
          </table:table-row>
        </table:table-header-rows>
        <table:table-row table:style-name="Bảng3.1">
          <table:table-cell table:style-name="Bảng3.A2" office:value-type="string">
            <text:p text:style-name="P16"><text:span text:style-name="T7">DateTimeOriginal</text:span></text:p>
          </table:table-cell>
          <table:table-cell table:style-name="Bảng3.A2" office:value-type="string">
            <text:p text:style-name="P16"><text:span text:style-name="T7">2024:08:15 14:32:07</text:span></text:p>
          </table:table-cell>
          <table:table-cell table:style-name="Bảng3.A2" office:value-type="string">
            <text:p text:style-name="P16"><text:span text:style-name="T7">2023:01:15 09:00:00</text:span></text:p>
          </table:table-cell>
        </table:table-row>
        <table:table-row table:style-name="Bảng3.1">
          <table:table-cell table:style-name="Bảng3.A3" office:value-type="string">
            <text:p text:style-name="P16"><text:span text:style-name="T7">GPSLatitude</text:span></text:p>
          </table:table-cell>
          <table:table-cell table:style-name="Bảng3.A3" office:value-type="string">
            <text:p text:style-name="P16"><text:span text:style-name="T7">21.028511 N (Hà Nội)</text:span></text:p>
          </table:table-cell>
          <table:table-cell table:style-name="Bảng3.A3" office:value-type="string">
            <text:p text:style-name="P16"><text:span text:style-name="T7">10.762622 N (TP. HCM)</text:span></text:p>
          </table:table-cell>
        </table:table-row>
        <table:table-row table:style-name="Bảng3.1">
          <table:table-cell table:style-name="Bảng3.A2" office:value-type="string">
            <text:p text:style-name="P16"><text:span text:style-name="T7">Make</text:span></text:p>
          </table:table-cell>
          <table:table-cell table:style-name="Bảng3.A2" office:value-type="string">
            <text:p text:style-name="P16"><text:span text:style-name="T7">Samsung</text:span></text:p>
          </table:table-cell>
          <table:table-cell table:style-name="Bảng3.A2" office:value-type="string">
            <text:p text:style-name="P16"><text:span text:style-name="T7">Apple</text:span></text:p>
          </table:table-cell>
        </table:table-row>
        <table:table-row table:style-name="Bảng3.1">
          <table:table-cell table:style-name="Bảng3.A3" office:value-type="string">
            <text:p text:style-name="P16"><text:span text:style-name="T7">Model</text:span></text:p>
          </table:table-cell>
          <table:table-cell table:style-name="Bảng3.A3" office:value-type="string">
            <text:p text:style-name="P16"><text:span text:style-name="T7">SM-G991B</text:span></text:p>
          </table:table-cell>
          <table:table-cell table:style-name="Bảng3.A3" office:value-type="string">
            <text:p text:style-name="P16"><text:span text:style-name="T7">iPhone 14 Pro</text:span></text:p>
          </table:table-cell>
        </table:table-row>
        <table:table-row table:style-name="Bảng3.1">
          <table:table-cell table:style-name="Bảng3.A2" office:value-type="string">
            <text:p text:style-name="P16"><text:span text:style-name="T7">File Modified Date</text:span></text:p>
          </table:table-cell>
          <table:table-cell table:style-name="Bảng3.A2" office:value-type="string">
            <text:p text:style-name="P16"><text:span text:style-name="T7">2024:08:15 14:32:07</text:span></text:p>
          </table:table-cell>
          <table:table-cell table:style-name="Bảng3.A2" office:value-type="string">
            <text:p text:style-name="P16"><text:span text:style-name="T7">2023:01:15 09:00:00</text:span></text:p>
          </table:table-cell>
        </table:table-row>
      </table:table>
      <text:p text:style-name="P3" loext:marker-style-name="T1">Đặc biệt, tính năng đồng bộ timestamp hệ thống file (sử dụng <text:span text:style-name="T4">os.utime()</text:span>) cho phép thay đổi cả thời gian chỉnh sửa file hiển thị trong File Explorer, giúp minh hoạ một kịch bản giả mạo hoàn chỉnh hơn trong thực tế forensics.</text:p>
      <text:p text:style-name="P2" loext:marker-style-name="T1"><text:span text:style-name="T2">e) Nhận xét</text:span></text:p>
      <text:p text:style-name="P3" loext:marker-style-name="T1">Thực nghiệm này cho thấy metadata EXIF về bản chất là dữ liệu có thể bị chỉnh sửa tự do bằng các công cụ phổ thông, không có cơ chế bảo vệ hay xác thực tích hợp. Điều này có ý nghĩa quan trọng trong forensics: <text:span text:style-name="T5">không thể dùng metadata làm bằng chứng duy nhất</text:span> để xác định thời điểm chụp, vị trí hay thiết bị gốc của một bức ảnh.</text:p>
      <text:p text:style-name="P4" loext:marker-style-name="T1"><text:soft-page-break/>Về mặt kỹ thuật, <text:span text:style-name="T6">piexif</text:span> hoạt động tốt với ảnh JPEG tiêu chuẩn, nhưng có một số hạn chế cần lưu ý: thư viện yêu cầu dữ liệu GPS phải ở dạng rational (phân số nguyên), không hỗ trợ trực tiếp số thập phân, và có thể gặp lỗi nếu file ảnh ban đầu không có cấu trúc EXIF hợp lệ. Ngoài ra,thư viện không hỗ trợ ghi lại Maker Notes — tức là các trường tùy chỉnh do nhà sản xuất định nghĩa có thể bị mất sau khi ghi lại file. Đây là một hạn chế quan trọng, vì Maker Notes thường chứa các thông tin nội bộ như serial number của thiết bị hoặc các tham số xử lý ảnh đặc thù. Việc mất các trường này có thể làm thay đổi giá trị pháp chứng của file ảnh sau khi chỉnh sửa.</text:p>
      <text:p text:style-name="P10"><text:span text:style-name="T7">Điều quan trọng hơn mà thực nghiệm này đặt ra là hai câu hỏi mang tính forensics cốt lõi, được nhóm phân tích dưới đây.</text:span></text:p>
      <text:p text:style-name="P11"><text:span text:style-name="T8">Câu hỏi 1: Sau khi chỉnh sửa EXIF, liệu có phát hiện được không?</text:span></text:p>
      <text:p text:style-name="P12"><text:span text:style-name="T9">→ Trả lời: Có thể phát hiện — nhưng mức độ khó dễ phụ thuộc vào phương pháp kiểm tra.</text:span></text:p>
      <text:p text:style-name="P13"><text:span text:style-name="T7">Chỉnh sửa EXIF bằng </text:span><text:span text:style-name="T3">piexif</text:span><text:span text:style-name="T7"> có thể qua mặt người dùng thông thường, nhưng để lại nhiều dấu hiệu có thể bị phát hiện bởi các công cụ forensics chuyên dụng hoặc người có kinh nghiệm. Cụ thể:</text:span></text:p>
      <text:list text:style-name="WWNum2">
        <text:list-item>
          <text:p text:style-name="P14"><text:span text:style-name="T9">Mâu thuẫn nội bộ metadata: </text:span><text:span text:style-name="T7">Nếu chỉ sửa DateTimeOriginal trong EXIF mà quên đồng bộ thời gian hệ thống file (Modified Date), hai giá trị này sẽ lệch nhau — đây là dấu hiệu rõ ràng nhất của sự can thiệp. Tương tự, nếu đổi Make/Model thành "Canon EOS 5D" nhưng các Maker Notes vẫn là dữ liệu gốc từ Samsung, sự không nhất quán này dễ dàng bị ExifTool phát hiện.</text:span></text:p>
        </text:list-item>
        <text:list-item>
          <text:p text:style-name="P14"><text:span text:style-name="T9">Mất Maker Notes: </text:span><text:span text:style-name="T7">Đây là dấu hiệu đặc trưng nhất khi dùng piexif. Ảnh gốc từ điện thoại hay máy ảnh hiện đại hầu như luôn có Maker Notes, nên sự vắng mặt của chúng sau khi ghi lại file là bất thường. ExifTool còn cảnh báo trực tiếp rằng cấu trúc EXIF đã bị tái tạo: </text:span></text:p>
        </text:list-item>
      </text:list>
      <text:p text:style-name="P15"><text:span text:style-name="T10">Warning: [minor] EXIF was re-written by piexif</text:span></text:p>
      <text:list text:continue-numbering="true" text:style-name="WWNum2">
        <text:list-item>
          <text:p text:style-name="P14"><text:span text:style-name="T9">Phân tích nội dung ảnh không bị đánh lừa: </text:span><text:span text:style-name="T7">Các kỹ thuật như Error Level Analysis (ELA), JPEG Quantization Table fingerprinting hay lighting consistency check hoàn toàn không bị ảnh hưởng bởi việc chỉnh sửa EXIF — đây sẽ được minh hoạ cụ thể trong thực nghiệm 2.</text:span></text:p>
        </text:list-item>
      </text:list>
      <text:p text:style-name="P13"><text:span text:style-name="T7">Tóm lại, chỉnh sửa EXIF đơn thuần </text:span><text:span text:style-name="T9">không đủ</text:span><text:span text:style-name="T7"> để che giấu nguồn gốc thực sự của một file ảnh trước các công cụ forensics chuyên dụng, và thực tế cho thấy bản thân việc dùng piexif đã để lại dấu vết rõ ràng trong cấu trúc file.</text:span></text:p>
      <text:p text:style-name="P11"><text:span text:style-name="T8">Câu hỏi 2: Metadata có đáng tin cậy không?</text:span></text:p>
      <text:p text:style-name="P12"><text:span text:style-name="T9">→ Trả lời: Không đáng tin cậy nếu đứng một mình, nhưng vẫn có giá trị khi kết hợp đúng cách.</text:span></text:p>
      <text:p text:style-name="P13"><text:soft-page-break/><text:span text:style-name="T7">Qua việc tự tay chỉnh sửa EXIF chỉ với vài chục dòng code Python, nhóm nhận ra rằng metadata EXIF hoàn toàn có thể bị thao túng và không có bất kỳ cơ chế mã hoá hay xác thực nào bảo vệ nó. Chuẩn EXIF/TIFF không tích hợp chữ ký số hay hash — bất kỳ ai có thư viện như piexif đều có thể sửa đổi metadata mà không để lại dấu vết mã hoá. Thậm chí, nếu file ảnh không có EXIF, piexif có thể tạo một bộ EXIF hoàn toàn mới từ đầu với bất kỳ thông tin nào mong muốn.</text:span></text:p>
      <text:p text:style-name="P13">Mức độ tin cậy của từng loại thông tin trong metadata có sự khác biệt rõ rệt:</text:p>
      <table:table table:name="Bảng2" table:style-name="Bảng2">
        <table:table-column table:style-name="Bảng2.A"/>
        <table:table-column table:style-name="Bảng2.B"/>
        <table:table-column table:style-name="Bảng2.C"/>
        <table:table-header-rows>
          <table:table-row table:style-name="Bảng2.1">
            <table:table-cell table:style-name="Bảng2.A1" office:value-type="string">
              <text:p text:style-name="P16"><text:span text:style-name="T11">Trường metadata</text:span></text:p>
            </table:table-cell>
            <table:table-cell table:style-name="Bảng2.A1" office:value-type="string">
              <text:p text:style-name="P17"><text:span text:style-name="T11">Mức tin cậy</text:span></text:p>
            </table:table-cell>
            <table:table-cell table:style-name="Bảng2.A1" office:value-type="string">
              <text:p text:style-name="P16"><text:span text:style-name="T11">Lý do</text:span></text:p>
            </table:table-cell>
          </table:table-row>
        </table:table-header-rows>
        <table:table-row table:style-name="Bảng2.1">
          <table:table-cell table:style-name="Bảng2.A2" office:value-type="string">
            <text:p text:style-name="P16"><text:span text:style-name="T7">DateTimeOriginal, GPS</text:span></text:p>
          </table:table-cell>
          <table:table-cell table:style-name="Bảng2.A2" office:value-type="string">
            <text:p text:style-name="P17"><text:span text:style-name="T7">Thấp</text:span></text:p>
          </table:table-cell>
          <table:table-cell table:style-name="Bảng2.A2" office:value-type="string">
            <text:p text:style-name="P16"><text:span text:style-name="T7">Có thể sửa tự do, không cần quyền đặc biệt</text:span></text:p>
          </table:table-cell>
        </table:table-row>
        <table:table-row table:style-name="Bảng2.1">
          <table:table-cell table:style-name="Bảng2.A3" office:value-type="string">
            <text:p text:style-name="P16"><text:span text:style-name="T7">Make / Model</text:span></text:p>
          </table:table-cell>
          <table:table-cell table:style-name="Bảng2.A3" office:value-type="string">
            <text:p text:style-name="P17"><text:span text:style-name="T7"><text:s/>Thấp</text:span></text:p>
          </table:table-cell>
          <table:table-cell table:style-name="Bảng2.A3" office:value-type="string">
            <text:p text:style-name="P16"><text:span text:style-name="T7">Dễ thay đổi; cần đối chiếu Maker Notes và noise pattern</text:span></text:p>
          </table:table-cell>
        </table:table-row>
        <table:table-row table:style-name="Bảng2.1">
          <table:table-cell table:style-name="Bảng2.A2" office:value-type="string">
            <text:p text:style-name="P16"><text:span text:style-name="T7">Maker Notes</text:span></text:p>
          </table:table-cell>
          <table:table-cell table:style-name="Bảng2.A2" office:value-type="string">
            <text:p text:style-name="P17"><text:span text:style-name="T7"><text:s/>Tương đối cao</text:span></text:p>
          </table:table-cell>
          <table:table-cell table:style-name="Bảng2.A2" office:value-type="string">
            <text:p text:style-name="P16"><text:span text:style-name="T7">Cấu trúc độc quyền, khó giả mạo; nhưng piexif xoá mất khi ghi lại</text:span></text:p>
          </table:table-cell>
        </table:table-row>
        <table:table-row table:style-name="Bảng2.1">
          <table:table-cell table:style-name="Bảng2.A3" office:value-type="string">
            <text:p text:style-name="P16"><text:span text:style-name="T7">JPEG Quantization Table</text:span></text:p>
          </table:table-cell>
          <table:table-cell table:style-name="Bảng2.A3" office:value-type="string">
            <text:p text:style-name="P17"><text:span text:style-name="T7"><text:s/>Cao</text:span></text:p>
          </table:table-cell>
          <table:table-cell table:style-name="Bảng2.A3" office:value-type="string">
            <text:p text:style-name="P16"><text:span text:style-name="T7">Đặc trưng của phần mềm/thiết bị, không thể thay bằng EXIF</text:span></text:p>
          </table:table-cell>
        </table:table-row>
        <table:table-row table:style-name="Bảng2.1">
          <table:table-cell table:style-name="Bảng2.A2" office:value-type="string">
            <text:p text:style-name="P16"><text:span text:style-name="T7">PRNU – Sensor Fingerprint</text:span></text:p>
          </table:table-cell>
          <table:table-cell table:style-name="Bảng2.A2" office:value-type="string">
            <text:p text:style-name="P17"><text:span text:style-name="T7"><text:s/>Rất cao</text:span></text:p>
          </table:table-cell>
          <table:table-cell table:style-name="Bảng2.A2" office:value-type="string">
            <text:p text:style-name="P16"><text:span text:style-name="T7">Đặc trưng phần cứng, không liên quan metadata, không giả mạo được bằng phần mềm</text:span></text:p>
          </table:table-cell>
        </table:table-row>
      </table:table>
      <text:p text:style-name="P18">Tuy nhiên, dù không đáng tin cậy khi đứng một mình, metadata vẫn có giá trị trong forensics khi được sử dụng đúng cách: làm điểm khởi đầu thu hẹp phạm vi điều tra, phát hiện mâu thuẫn nội bộ (nghịch lý là, metadata không đáng tin nhưng lại rất hữu ích trong việc phát hiện giả mạo vì người tấn công thường chỉ sửa một phần), và tăng độ tin cậy khi kết quả metadata đồng thuận với phân tích nội dung ảnh như ELA hay noise analysis.</text:p>
      <text:p text:style-name="P19">Kết luận:</text:p>
      <text:p text:style-name="P10"><text:span text:style-name="T7">Nhìn lại toàn bộ thực nghiệm 1, việc kết hợp giữa </text:span><text:span text:style-name="T3">exifread</text:span><text:span text:style-name="T7"> (đọc) và </text:span><text:span text:style-name="T3">piexif</text:span><text:span text:style-name="T7"> (ghi) cho phép xây dựng một pipeline hoàn chỉnh để vừa phân tích vừa mô phỏng kịch bản giả mạo metadata. Quan trọng hơn, thực nghiệm này khẳng định rằng </text:span><text:span text:style-name="T9">metadata không phải là bằng chứng tự thân</text:span><text:span text:style-name="T7"> mà chỉ là một lớp thông tin bổ trợ cần được xác minh chéo với phân tích nội dung ảnh — đó chính là nền tảng để hiểu tầm quan trọng của các kỹ thuật như ELA, copy-move detection được trình bày trong các thực nghiệm tiếp theo.</text:span></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vi" fo:country="V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vi" fo:country="V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Paragraph" style:display-name="List Paragraph" style:family="paragraph">
      <style:paragraph-properties fo:text-align="start" style:justify-single-word="false" fo:orphans="2" fo:widows="2" style:vertical-align="auto"/>
      <style:text-properties style:font-name="Times New Roman" fo:font-family="'Times New Roman'" style:font-family-generic="roman" style:font-pitch="variable" fo:font-size="12pt" fo:language="en" fo:country="U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number text:level="2" text:style-name="ListLabel_20_2"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2T21:44:10.180522600</meta:creation-date>
    <dc:date>2026-02-23T10:27:44.084208000</dc:date>
    <meta:editing-duration>PT42M48S</meta:editing-duration>
    <meta:editing-cycles>4</meta:editing-cycles>
    <meta:generator>LibreOffice/25.8.4.2$Windows_X86_64 LibreOffice_project/290daaa01b999472f0c7a3890eb6a550fd74c6df</meta:generator>
    <meta:document-statistic meta:table-count="1" meta:image-count="0" meta:object-count="0" meta:page-count="4" meta:paragraph-count="71" meta:word-count="1595" meta:character-count="8091" meta:non-whitespace-character-count="6547"/>
  </office:meta>
</office:document-meta>
</file>